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C8DA31D5F4560F6A.png" manifest:media-type="image/png"/>
  <manifest:file-entry manifest:full-path="Pictures/100002010000020000000200F84FEC37F506339A.png" manifest:media-type="image/png"/>
  <manifest:file-entry manifest:full-path="Pictures/1000020100000200000002007A583A330E2C4492.png" manifest:media-type="image/png"/>
  <manifest:file-entry manifest:full-path="Pictures/1000020100000200000002003E7D6324C66F5B28.png" manifest:media-type="image/png"/>
  <manifest:file-entry manifest:full-path="Pictures/10000201000002000000020005F2342501A98C79.png" manifest:media-type="image/png"/>
  <manifest:file-entry manifest:full-path="Pictures/10000201000002000000020073DC98EEA5573F2D.png" manifest:media-type="image/png"/>
  <manifest:file-entry manifest:full-path="Pictures/100002010000020000000200DF96220013BD638F.png" manifest:media-type="image/png"/>
  <manifest:file-entry manifest:full-path="Pictures/10000000000002000000020098C59C9CECF189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paragraph" svg:x="-0.794cm" svg:y="-1.773cm" svg:width="7.74cm" svg:height="7.74cm" draw:z-index="0"><draw:image xlink:href="Pictures/100002010000020000000200F84FEC37F506339A.png" xlink:type="simple" xlink:show="embed" xlink:actuate="onLoad" loext:mime-type="image/png"/></draw:frame><draw:frame draw:style-name="fr1" draw:name="Immagine2" text:anchor-type="paragraph" svg:x="10.769cm" svg:y="-1.799cm" svg:width="7.74cm" svg:height="7.74cm" draw:z-index="1"><draw:image xlink:href="Pictures/1000020100000200000002003E7D6324C66F5B28.png" xlink:type="simple" xlink:show="embed" xlink:actuate="onLoad" loext:mime-type="image/png"/></draw:frame><draw:frame draw:style-name="fr1" draw:name="Immagine3" text:anchor-type="paragraph" svg:x="10.769cm" svg:y="5.278cm" svg:width="7.74cm" svg:height="7.74cm" draw:z-index="2"><draw:image xlink:href="Pictures/10000201000002000000020073DC98EEA5573F2D.png" xlink:type="simple" xlink:show="embed" xlink:actuate="onLoad" loext:mime-type="image/png"/></draw:frame><draw:frame draw:style-name="fr1" draw:name="Immagine4" text:anchor-type="paragraph" svg:x="2.902cm" svg:y="5.385cm" svg:width="7.74cm" svg:height="7.74cm" draw:z-index="3"><draw:image xlink:href="Pictures/1000020100000200000002007A583A330E2C4492.png" xlink:type="simple" xlink:show="embed" xlink:actuate="onLoad" loext:mime-type="image/png"/></draw:frame><draw:frame draw:style-name="fr1" draw:name="Immagine5" text:anchor-type="paragraph" svg:x="10.64cm" svg:y="12.34cm" svg:width="7.74cm" svg:height="7.74cm" draw:z-index="4"><draw:image xlink:href="Pictures/100002010000020000000200DF96220013BD638F.png" xlink:type="simple" xlink:show="embed" xlink:actuate="onLoad" loext:mime-type="image/png"/></draw:frame><draw:frame draw:style-name="fr1" draw:name="Immagine6" text:anchor-type="paragraph" svg:x="-0.529cm" svg:y="12.594cm" svg:width="7.74cm" svg:height="7.74cm" draw:z-index="5"><draw:image xlink:href="Pictures/10000201000002000000020005F2342501A98C79.png" xlink:type="simple" xlink:show="embed" xlink:actuate="onLoad" loext:mime-type="image/png"/></draw:frame><draw:frame draw:style-name="fr1" draw:name="Immagine7" text:anchor-type="paragraph" svg:x="10.758cm" svg:y="19.576cm" svg:width="7.622cm" svg:height="7.622cm" draw:z-index="6"><draw:image xlink:href="Pictures/10000000000002000000020098C59C9CECF189B5.png" xlink:type="simple" xlink:show="embed" xlink:actuate="onLoad" loext:mime-type="image/png"/></draw:frame><draw:frame draw:style-name="fr1" draw:name="Immagine8" text:anchor-type="paragraph" svg:x="1.762cm" svg:y="19.734cm" svg:width="7.622cm" svg:height="7.622cm" draw:z-index="7"><draw:image xlink:href="Pictures/100002010000020000000200C8DA31D5F4560F6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2:20:28.435000000</meta:creation-date>
    <dc:date>2019-04-03T12:24:34.661000000</dc:date>
    <meta:editing-duration>PT4M9S</meta:editing-duration>
    <meta:editing-cycles>1</meta:editing-cycles>
    <meta:document-statistic meta:table-count="0" meta:image-count="8" meta:object-count="0" meta:page-count="1" meta:paragraph-count="0" meta:word-count="0" meta:character-count="0" meta:non-whitespace-character-count="0"/>
    <meta:generator>LibreOffice/6.1.5.2$Windows_X86_64 LibreOffice_project/90f8dcf33c87b3705e78202e3df5142b201bd805</meta:generator>
  </office:meta>
</office:document-meta>
</file>